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1">
          <table:table-cell office:value-type="float" office:value="420954">
            <text:p>420954</text:p>
          </table:table-cell>
        </table:table-row>
        <table:table-row table:style-name="ro1">
          <table:table-cell table:style-name="ce2" office:value-type="float" office:value="420954">
            <text:p>420954</text:p>
          </table:table-cell>
        </table:table-row>
      </table:table>
      <table:table table:name="amostra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column table:style-name="co5" table:number-columns-repeated="4" table:default-cell-style-name="ce5"/>
        <table:table-column table:style-name="co6" table:default-cell-style-name="ce7"/>
        <table:table-column table:style-name="co1" table:default-cell-style-name="Default"/>
        <table:table-row table:style-name="ro1">
          <table:table-cell office:value-type="string" table:number-columns-spanned="11" table:number-rows-spanned="1">
            <text:p>PESQUISA REGIONAIS CELEPAR</text:p>
          </table:table-cell>
          <table:covered-table-cell table:number-columns-repeated="10"/>
        </table:table-row>
        <table:table-row table:style-name="ro1">
          <table:table-cell office:value-type="string" table:number-columns-spanned="11" table:number-rows-spanned="1">
            <text:p>PERIODO DE LIGAÇÕES: DE / ATÉ /</text:p>
          </table:table-cell>
          <table:covered-table-cell table:number-columns-repeated="8" table:style-name="ce6"/>
          <table:covered-table-cell table:style-name="ce8"/>
          <table:covered-table-cell/>
        </table:table-row>
        <table:table-row table:style-name="ro3">
          <table:table-cell table:style-name="ce4" office:value-type="string">
            <text:p>SOC</text:p>
          </table:table-cell>
          <table:table-cell table:style-name="ce4" office:value-type="string">
            <text:p>REGIONAL</text:p>
          </table:table-cell>
          <table:table-cell table:style-name="ce4" office:value-type="string">
            <text:p>CIDADE</text:p>
          </table:table-cell>
          <table:table-cell table:style-name="ce4" office:value-type="string">
            <text:p>TEL RESID</text:p>
          </table:table-cell>
          <table:table-cell table:style-name="ce4" office:value-type="string">
            <text:p>TEL. COM</text:p>
          </table:table-cell>
          <table:table-cell table:style-name="ce4" office:value-type="string" table:number-columns-spanned="4" table:number-rows-spanned="1">
            <text:p>STATUS</text:p>
          </table:table-cell>
          <table:covered-table-cell table:number-columns-repeated="3" table:style-name="ce4"/>
          <table:table-cell table:style-name="ce4" office:value-type="string">
            <text:p>CONTATO</text:p>
          </table:table-cell>
          <table:table-cell table:style-name="ce4" office:value-type="string">
            <text:p>SOLIC NOME</text:p>
          </table:table-cell>
        </table:table-row>
        <table:table-row>
          <table:table-cell table:style-name="ce1" table:default-cell-style-name="ce1">
            <text:p>489891</text:p>
          </table:table-cell>
          <table:table-cell table:style-name="ce1" table:default-cell-style-name="ce1">
            <text:p>DINUC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>(41)3883-8124</text:p>
          </table:table-cell>
          <table:table-cell table:style-name="ce1" table:default-cell-style-name="ce1">
            <text:p>(41)3883-812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rtur Barbosa da Silva</text:p>
          </table:table-cell>
          <table:table-cell table:style-name="ce1" table:default-cell-style-name="ce1">
            <text:p>Artur Barbosa da Silva</text:p>
          </table:table-cell>
        </table:table-row>
        <table:table-row>
          <table:table-cell table:style-name="ce2" table:default-cell-style-name="ce2">
            <text:p>490608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360-14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se Manoel Lopes Rodrigues</text:p>
          </table:table-cell>
        </table:table-row>
        <table:table-row>
          <table:table-cell table:style-name="ce1" table:default-cell-style-name="ce1">
            <text:p>490374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9608-177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ledisson Ribeiro Gama de Oliveira</text:p>
          </table:table-cell>
        </table:table-row>
        <table:table-row>
          <table:table-cell table:style-name="ce2" table:default-cell-style-name="ce2">
            <text:p>490333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561-11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Fernando Luiz Ferreira</text:p>
          </table:table-cell>
        </table:table-row>
        <table:table-row>
          <table:table-cell table:style-name="ce1" table:default-cell-style-name="ce1">
            <text:p>490290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9234-092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Nataniel Evangelista Marques</text:p>
          </table:table-cell>
        </table:table-row>
        <table:table-row>
          <table:table-cell table:style-name="ce2" table:default-cell-style-name="ce2">
            <text:p>490257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396-147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lfranio Angelo Wascoski</text:p>
          </table:table-cell>
        </table:table-row>
        <table:table-row>
          <table:table-cell table:style-name="ce1" table:default-cell-style-name="ce1">
            <text:p>490186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251-62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Nielsen Custodio da Silva</text:p>
          </table:table-cell>
        </table:table-row>
        <table:table-row>
          <table:table-cell table:style-name="ce2" table:default-cell-style-name="ce2">
            <text:p>490112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352-644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Regina Francisco</text:p>
          </table:table-cell>
        </table:table-row>
        <table:table-row>
          <table:table-cell table:style-name="ce1" table:default-cell-style-name="ce1">
            <text:p>490045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Pinhai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665-529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celo Magalhaes Pereira</text:p>
          </table:table-cell>
        </table:table-row>
        <table:table-row>
          <table:table-cell table:style-name="ce2" table:default-cell-style-name="ce2">
            <text:p>489929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Paranaguá</text:p>
          </table:table-cell>
          <table:table-cell table:style-name="ce2" table:default-cell-style-name="ce2">
            <text:p>(41)3200-6804</text:p>
          </table:table-cell>
          <table:table-cell table:style-name="ce2" table:default-cell-style-name="ce2">
            <text:p>(41)3200-680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elo Ribeiro Foltran</text:p>
          </table:table-cell>
          <table:table-cell table:style-name="ce2" table:default-cell-style-name="ce2">
            <text:p>Marcelo Ribeiro Foltran</text:p>
          </table:table-cell>
        </table:table-row>
        <table:table-row>
          <table:table-cell table:style-name="ce1" table:default-cell-style-name="ce1">
            <text:p>489925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322-9839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noel Mendes Fernandes</text:p>
          </table:table-cell>
        </table:table-row>
        <table:table-row>
          <table:table-cell table:style-name="ce2" table:default-cell-style-name="ce2">
            <text:p>489865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>(41)3234-1118</text:p>
          </table:table-cell>
          <table:table-cell table:style-name="ce2" table:default-cell-style-name="ce2">
            <text:p>(41)3200-663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ndrew Bernard Lis Gusso</text:p>
          </table:table-cell>
          <table:table-cell table:style-name="ce2" table:default-cell-style-name="ce2">
            <text:p>Gilmar Caron Tesserolli</text:p>
          </table:table-cell>
        </table:table-row>
        <table:table-row>
          <table:table-cell table:style-name="ce1" table:default-cell-style-name="ce1">
            <text:p>489769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Paranaguá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422-198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Kleverson Gonçalves do Rosário</text:p>
          </table:table-cell>
        </table:table-row>
        <table:table-row>
          <table:table-cell table:style-name="ce2" table:default-cell-style-name="ce2">
            <text:p>489736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218-612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tefao Born</text:p>
          </table:table-cell>
        </table:table-row>
        <table:table-row>
          <table:table-cell table:style-name="ce1" table:default-cell-style-name="ce1">
            <text:p>489707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>(41)3335-4145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ense Joana Miguel Richa</text:p>
          </table:table-cell>
          <table:table-cell table:style-name="ce1" table:default-cell-style-name="ce1">
            <text:p>Cezar Arlindo Martiningue</text:p>
          </table:table-cell>
        </table:table-row>
        <table:table-row>
          <table:table-cell table:style-name="ce2" table:default-cell-style-name="ce2">
            <text:p>489689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212-59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ao de Lima Braga</text:p>
          </table:table-cell>
        </table:table-row>
        <table:table-row>
          <table:table-cell table:style-name="ce1" table:default-cell-style-name="ce1">
            <text:p>489639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313-6409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na Sandra de Paula Rosa</text:p>
          </table:table-cell>
        </table:table-row>
        <table:table-row>
          <table:table-cell table:style-name="ce2" table:default-cell-style-name="ce2">
            <text:p>489622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olombo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605-655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Vanessa Cristine Martins</text:p>
          </table:table-cell>
        </table:table-row>
        <table:table-row>
          <table:table-cell table:style-name="ce1" table:default-cell-style-name="ce1">
            <text:p>489579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3326-36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lovis Galvao Gomes</text:p>
          </table:table-cell>
        </table:table-row>
        <table:table-row>
          <table:table-cell table:style-name="ce2" table:default-cell-style-name="ce2">
            <text:p>489433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Balsa Nova</text:p>
          </table:table-cell>
          <table:table-cell table:style-name="ce2" table:default-cell-style-name="ce2">
            <text:p>(41)3200-6107</text:p>
          </table:table-cell>
          <table:table-cell table:style-name="ce2" table:default-cell-style-name="ce2">
            <text:p>(41)3200-6139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duardo de Camargo Cardozo</text:p>
          </table:table-cell>
          <table:table-cell table:style-name="ce2" table:default-cell-style-name="ce2">
            <text:p>Reginaldo Rogerio dos Santos</text:p>
          </table:table-cell>
        </table:table-row>
        <table:table-row>
          <table:table-cell table:style-name="ce1" table:default-cell-style-name="ce1">
            <text:p>489432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Balsa Nova</text:p>
          </table:table-cell>
          <table:table-cell table:style-name="ce1" table:default-cell-style-name="ce1">
            <text:p>(41)3200-6107</text:p>
          </table:table-cell>
          <table:table-cell table:style-name="ce1" table:default-cell-style-name="ce1">
            <text:p>(41)3200-6139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duardo de Camargo Cardozo</text:p>
          </table:table-cell>
          <table:table-cell table:style-name="ce1" table:default-cell-style-name="ce1">
            <text:p>Reginaldo Rogerio dos Santos</text:p>
          </table:table-cell>
        </table:table-row>
        <table:table-row>
          <table:table-cell table:style-name="ce2" table:default-cell-style-name="ce2">
            <text:p>489425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3326-36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lovis Galvao Gomes</text:p>
          </table:table-cell>
        </table:table-row>
        <table:table-row>
          <table:table-cell table:style-name="ce1" table:default-cell-style-name="ce1">
            <text:p>489423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3326-36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lovis Galvao Gomes</text:p>
          </table:table-cell>
        </table:table-row>
        <table:table-row>
          <table:table-cell table:style-name="ce2" table:default-cell-style-name="ce2">
            <text:p>489422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Quitandinh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623-198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armem lúcia</text:p>
          </table:table-cell>
        </table:table-row>
        <table:table-row>
          <table:table-cell table:style-name="ce1" table:default-cell-style-name="ce1">
            <text:p>489235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Rio Negro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7) 3642-1557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Larissa Weisheimer</text:p>
          </table:table-cell>
        </table:table-row>
        <table:table-row>
          <table:table-cell table:style-name="ce2" table:default-cell-style-name="ce2">
            <text:p>490294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Cascave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219-1305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Valter Rogerio Furini Vieira</text:p>
          </table:table-cell>
        </table:table-row>
        <table:table-row>
          <table:table-cell table:style-name="ce1" table:default-cell-style-name="ce1">
            <text:p>489859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Cascavel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5) 3333-255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ane Gomes</text:p>
          </table:table-cell>
        </table:table-row>
        <table:table-row>
          <table:table-cell table:style-name="ce2" table:default-cell-style-name="ce2">
            <text:p>489640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Cascave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333-281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AO VIEIRA BERTI</text:p>
          </table:table-cell>
        </table:table-row>
        <table:table-row>
          <table:table-cell table:style-name="ce1" table:default-cell-style-name="ce1">
            <text:p>489438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Cascavel</text:p>
          </table:table-cell>
          <table:table-cell table:style-name="ce1" table:default-cell-style-name="ce1">
            <text:p>(41)3200-6499</text:p>
          </table:table-cell>
          <table:table-cell table:style-name="ce1" table:default-cell-style-name="ce1">
            <text:p>(41)3313-405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driano Nauck</text:p>
          </table:table-cell>
          <table:table-cell table:style-name="ce1" table:default-cell-style-name="ce1">
            <text:p>Ronei Luiz Andretta</text:p>
          </table:table-cell>
        </table:table-row>
        <table:table-row>
          <table:table-cell table:style-name="ce2" table:default-cell-style-name="ce2">
            <text:p>488732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Cascave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223-601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arolina Cuervo Covaleski dos Santos</text:p>
          </table:table-cell>
        </table:table-row>
        <table:table-row>
          <table:table-cell table:style-name="ce1" table:default-cell-style-name="ce1">
            <text:p>488054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Vera Cruz do Oeste</text:p>
          </table:table-cell>
          <table:table-cell table:style-name="ce1" table:default-cell-style-name="ce1">
            <text:p>(45)3267-1131</text:p>
          </table:table-cell>
          <table:table-cell table:style-name="ce1" table:default-cell-style-name="ce1">
            <text:p>(41)3250-224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scritorio Local Emater de Vera Cruz do Oeste</text:p>
          </table:table-cell>
          <table:table-cell table:style-name="ce1" table:default-cell-style-name="ce1">
            <text:p>Fabiane Verzeletti</text:p>
          </table:table-cell>
        </table:table-row>
        <table:table-row>
          <table:table-cell table:style-name="ce2" table:default-cell-style-name="ce2">
            <text:p>490245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Laranjeiras do Sul</text:p>
          </table:table-cell>
          <table:table-cell table:style-name="ce2" table:default-cell-style-name="ce2">
            <text:p>(42)3635-6602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lza Ribeiro de Oliveira</text:p>
          </table:table-cell>
          <table:table-cell table:style-name="ce2" table:default-cell-style-name="ce2">
            <text:p>Cezar Arlindo Martiningue</text:p>
          </table:table-cell>
        </table:table-row>
        <table:table-row>
          <table:table-cell table:style-name="ce1" table:default-cell-style-name="ce1">
            <text:p>489141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Laranjeiras do Sul</text:p>
          </table:table-cell>
          <table:table-cell table:style-name="ce1" table:default-cell-style-name="ce1">
            <text:p>(41)3883-8124</text:p>
          </table:table-cell>
          <table:table-cell table:style-name="ce1" table:default-cell-style-name="ce1">
            <text:p>(41)3883-812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rtur Barbosa da Silva</text:p>
          </table:table-cell>
          <table:table-cell table:style-name="ce1" table:default-cell-style-name="ce1">
            <text:p>Artur Barbosa da Silva</text:p>
          </table:table-cell>
        </table:table-row>
        <table:table-row>
          <table:table-cell table:style-name="ce2" table:default-cell-style-name="ce2">
            <text:p>488170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Virmond</text:p>
          </table:table-cell>
          <table:table-cell table:style-name="ce2" table:default-cell-style-name="ce2">
            <text:p>(42)3618-1065</text:p>
          </table:table-cell>
          <table:table-cell table:style-name="ce2" table:default-cell-style-name="ce2">
            <text:p>(41)3250-2245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Local Emater de Virmond</text:p>
          </table:table-cell>
          <table:table-cell table:style-name="ce2" table:default-cell-style-name="ce2">
            <text:p>Fabiane Verzeletti</text:p>
          </table:table-cell>
        </table:table-row>
        <table:table-row>
          <table:table-cell table:style-name="ce1" table:default-cell-style-name="ce1">
            <text:p>487661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Virmond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2) 3618-1017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atarina grade</text:p>
          </table:table-cell>
        </table:table-row>
        <table:table-row>
          <table:table-cell table:style-name="ce2" table:default-cell-style-name="ce2">
            <text:p>471455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Guarapuava</text:p>
          </table:table-cell>
          <table:table-cell table:style-name="ce2" table:default-cell-style-name="ce2">
            <text:p>(41)3321-9469</text:p>
          </table:table-cell>
          <table:table-cell table:style-name="ce2" table:default-cell-style-name="ce2">
            <text:p>(41)3321-9469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Vilmar Dimas Nicolau</text:p>
          </table:table-cell>
          <table:table-cell table:style-name="ce2" table:default-cell-style-name="ce2">
            <text:p>Vilmar Dimas Nicolau</text:p>
          </table:table-cell>
        </table:table-row>
        <table:table-row>
          <table:table-cell table:style-name="ce1" table:default-cell-style-name="ce1">
            <text:p>490017</text:p>
          </table:table-cell>
          <table:table-cell table:style-name="ce1" table:default-cell-style-name="ce1">
            <text:p>NR JACAREZINHO</text:p>
          </table:table-cell>
          <table:table-cell table:style-name="ce1" table:default-cell-style-name="ce1">
            <text:p>Bandeirante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19-731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cia Satomi Shiguemoto</text:p>
          </table:table-cell>
        </table:table-row>
        <table:table-row>
          <table:table-cell table:style-name="ce2" table:default-cell-style-name="ce2">
            <text:p>489847</text:p>
          </table:table-cell>
          <table:table-cell table:style-name="ce2" table:default-cell-style-name="ce2">
            <text:p>NR JACAREZINHO</text:p>
          </table:table-cell>
          <table:table-cell table:style-name="ce2" table:default-cell-style-name="ce2">
            <text:p>Andirá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19-731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ia Satomi Shiguemoto</text:p>
          </table:table-cell>
        </table:table-row>
        <table:table-row>
          <table:table-cell table:style-name="ce1" table:default-cell-style-name="ce1">
            <text:p>488898</text:p>
          </table:table-cell>
          <table:table-cell table:style-name="ce1" table:default-cell-style-name="ce1">
            <text:p>NR JACAREZINHO</text:p>
          </table:table-cell>
          <table:table-cell table:style-name="ce1" table:default-cell-style-name="ce1">
            <text:p>Bandeirantes</text:p>
          </table:table-cell>
          <table:table-cell table:style-name="ce1" table:default-cell-style-name="ce1">
            <text:p>(41)3200-6499</text:p>
          </table:table-cell>
          <table:table-cell table:style-name="ce1" table:default-cell-style-name="ce1">
            <text:p>(41)3313-405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driano Nauck</text:p>
          </table:table-cell>
          <table:table-cell table:style-name="ce1" table:default-cell-style-name="ce1">
            <text:p>Ronei Luiz Andretta</text:p>
          </table:table-cell>
        </table:table-row>
        <table:table-row>
          <table:table-cell table:style-name="ce2" table:default-cell-style-name="ce2">
            <text:p>489065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Cornelio Procopio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883-820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IA SATOMI SHIGUEMOTO</text:p>
          </table:table-cell>
        </table:table-row>
        <table:table-row>
          <table:table-cell table:style-name="ce1" table:default-cell-style-name="ce1">
            <text:p>488538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Cafear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00-61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uricio de Oliveira Ferreira</text:p>
          </table:table-cell>
        </table:table-row>
        <table:table-row>
          <table:table-cell table:style-name="ce2" table:default-cell-style-name="ce2">
            <text:p>488536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Guaraci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00-614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uricio de Oliveira Ferreira</text:p>
          </table:table-cell>
        </table:table-row>
        <table:table-row>
          <table:table-cell table:style-name="ce1" table:default-cell-style-name="ce1">
            <text:p>488534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Jaguapitã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00-61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uricio de Oliveira Ferreira</text:p>
          </table:table-cell>
        </table:table-row>
        <table:table-row>
          <table:table-cell table:style-name="ce2" table:default-cell-style-name="ce2">
            <text:p>490668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>(44) 3221-3800</text:p>
          </table:table-cell>
          <table:table-cell table:style-name="ce2" table:default-cell-style-name="ce2">
            <text:p>(44)3221-3895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se Carlos Endlich</text:p>
          </table:table-cell>
          <table:table-cell table:style-name="ce2" table:default-cell-style-name="ce2">
            <text:p>Helio de Paula Moraes</text:p>
          </table:table-cell>
        </table:table-row>
        <table:table-row>
          <table:table-cell table:style-name="ce1" table:default-cell-style-name="ce1">
            <text:p>490628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>(44) 3221-3800</text:p>
          </table:table-cell>
          <table:table-cell table:style-name="ce1" table:default-cell-style-name="ce1">
            <text:p>(44)3221-389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cia Aparecida Coutinho Laureano</text:p>
          </table:table-cell>
          <table:table-cell table:style-name="ce1" table:default-cell-style-name="ce1">
            <text:p>Helio de Paula Moraes</text:p>
          </table:table-cell>
        </table:table-row>
        <table:table-row>
          <table:table-cell table:style-name="ce2" table:default-cell-style-name="ce2">
            <text:p>490057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nda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4)3245-1202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Luciane Maria Taborda Cavalheiro</text:p>
          </table:table-cell>
        </table:table-row>
        <table:table-row>
          <table:table-cell table:style-name="ce1" table:default-cell-style-name="ce1">
            <text:p>489693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9855-9809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ao Carlos Lange</text:p>
          </table:table-cell>
        </table:table-row>
        <table:table-row>
          <table:table-cell table:style-name="ce2" table:default-cell-style-name="ce2">
            <text:p>489395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Astorga</text:p>
          </table:table-cell>
          <table:table-cell table:style-name="ce2" table:default-cell-style-name="ce2">
            <text:p>(44) 3234-3336</text:p>
          </table:table-cell>
          <table:table-cell table:style-name="ce2" table:default-cell-style-name="ce2">
            <text:p>(44) 2103-587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Romerson</text:p>
          </table:table-cell>
          <table:table-cell table:style-name="ce2" table:default-cell-style-name="ce2">
            <text:p>Roberto Satin</text:p>
          </table:table-cell>
        </table:table-row>
        <table:table-row>
          <table:table-cell table:style-name="ce1" table:default-cell-style-name="ce1">
            <text:p>489393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eabiru</text:p>
          </table:table-cell>
          <table:table-cell table:style-name="ce1" table:default-cell-style-name="ce1">
            <text:p>(44) 3531-1617</text:p>
          </table:table-cell>
          <table:table-cell table:style-name="ce1" table:default-cell-style-name="ce1">
            <text:p>(41) 3883-262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Priscilla</text:p>
          </table:table-cell>
          <table:table-cell table:style-name="ce1" table:default-cell-style-name="ce1">
            <text:p>Rodrigo Sperandio Cruz</text:p>
          </table:table-cell>
        </table:table-row>
        <table:table-row>
          <table:table-cell table:style-name="ce2" table:default-cell-style-name="ce2">
            <text:p>489299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Barbosa Ferraz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50-494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se Henrique Alves Marcal</text:p>
          </table:table-cell>
        </table:table-row>
        <table:table-row>
          <table:table-cell table:style-name="ce1" table:default-cell-style-name="ce1">
            <text:p>489217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eabiru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 3531-321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ia adelina bassetto</text:p>
          </table:table-cell>
        </table:table-row>
        <table:table-row>
          <table:table-cell table:style-name="ce2" table:default-cell-style-name="ce2">
            <text:p>489074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Paranavaí</text:p>
          </table:table-cell>
          <table:table-cell table:style-name="ce2" table:default-cell-style-name="ce2">
            <text:p>(41)3281-5514</text:p>
          </table:table-cell>
          <table:table-cell table:style-name="ce2" table:default-cell-style-name="ce2">
            <text:p>(41)3281-551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Valdir Nardelli Junior</text:p>
          </table:table-cell>
          <table:table-cell table:style-name="ce2" table:default-cell-style-name="ce2">
            <text:p>Valdir Nardelli Junior</text:p>
          </table:table-cell>
        </table:table-row>
        <table:table-row>
          <table:table-cell table:style-name="ce1" table:default-cell-style-name="ce1">
            <text:p>488773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>(44)3261-8103</text:p>
          </table:table-cell>
          <table:table-cell table:style-name="ce1" table:default-cell-style-name="ce1">
            <text:p>(44)3261-812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Nagma Lucy Barros</text:p>
          </table:table-cell>
          <table:table-cell table:style-name="ce1" table:default-cell-style-name="ce1">
            <text:p>Junior Aparecido Alves</text:p>
          </table:table-cell>
        </table:table-row>
        <table:table-row>
          <table:table-cell table:style-name="ce2" table:default-cell-style-name="ce2">
            <text:p>488742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São João do Caiuá</text:p>
          </table:table-cell>
          <table:table-cell table:style-name="ce2" table:default-cell-style-name="ce2">
            <text:p>(41)3200-6499</text:p>
          </table:table-cell>
          <table:table-cell table:style-name="ce2" table:default-cell-style-name="ce2">
            <text:p>(41)3313-405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driano Nauck</text:p>
          </table:table-cell>
          <table:table-cell table:style-name="ce2" table:default-cell-style-name="ce2">
            <text:p>Ronei Luiz Andretta</text:p>
          </table:table-cell>
        </table:table-row>
        <table:table-row>
          <table:table-cell table:style-name="ce1" table:default-cell-style-name="ce1">
            <text:p>488429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 3220-25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liane Pracideli Prado</text:p>
          </table:table-cell>
        </table:table-row>
        <table:table-row>
          <table:table-cell table:style-name="ce2" table:default-cell-style-name="ce2">
            <text:p>488663</text:p>
          </table:table-cell>
          <table:table-cell table:style-name="ce2" table:default-cell-style-name="ce2">
            <text:p>NR PATO BRANCO</text:p>
          </table:table-cell>
          <table:table-cell table:style-name="ce2" table:default-cell-style-name="ce2">
            <text:p>Pranchita</text:p>
          </table:table-cell>
          <table:table-cell table:style-name="ce2" table:default-cell-style-name="ce2">
            <text:p>(46) 3540-1880</text:p>
          </table:table-cell>
          <table:table-cell table:style-name="ce2" table:default-cell-style-name="ce2">
            <text:p>(41) 3883-262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Ieda</text:p>
          </table:table-cell>
          <table:table-cell table:style-name="ce2" table:default-cell-style-name="ce2">
            <text:p>Rodrigo Sperandio Cruz</text:p>
          </table:table-cell>
        </table:table-row>
        <table:table-row>
          <table:table-cell table:style-name="ce1" table:default-cell-style-name="ce1">
            <text:p>488465</text:p>
          </table:table-cell>
          <table:table-cell table:style-name="ce1" table:default-cell-style-name="ce1">
            <text:p>NR PATO BRANCO</text:p>
          </table:table-cell>
          <table:table-cell table:style-name="ce1" table:default-cell-style-name="ce1">
            <text:p>Ampére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6) 3546-241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ndreia Castagnara</text:p>
          </table:table-cell>
        </table:table-row>
        <table:table-row>
          <table:table-cell table:style-name="ce2" table:default-cell-style-name="ce2">
            <text:p>489793</text:p>
          </table:table-cell>
          <table:table-cell table:style-name="ce2" table:default-cell-style-name="ce2">
            <text:p>NR PONTA GROSSA</text:p>
          </table:table-cell>
          <table:table-cell table:style-name="ce2" table:default-cell-style-name="ce2">
            <text:p>Ponta Gross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00-672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rnane Augusto de Olivio</text:p>
          </table:table-cell>
        </table:table-row>
        <table:table-row>
          <table:table-cell table:style-name="ce1" table:default-cell-style-name="ce1">
            <text:p>489293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Irati</text:p>
          </table:table-cell>
          <table:table-cell table:style-name="ce1" table:default-cell-style-name="ce1">
            <text:p>(42) 3423-1783</text:p>
          </table:table-cell>
          <table:table-cell table:style-name="ce1" table:default-cell-style-name="ce1">
            <text:p>(41)3883-2588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celo</text:p>
          </table:table-cell>
          <table:table-cell table:style-name="ce1" table:default-cell-style-name="ce1">
            <text:p>Rodrigo Dall Alba</text:p>
          </table:table-cell>
        </table:table-row>
        <table:table-row>
          <table:table-cell table:style-name="ce2" table:default-cell-style-name="ce2">
            <text:p>488665</text:p>
          </table:table-cell>
          <table:table-cell table:style-name="ce2" table:default-cell-style-name="ce2">
            <text:p>NR PONTA GROSSA</text:p>
          </table:table-cell>
          <table:table-cell table:style-name="ce2" table:default-cell-style-name="ce2">
            <text:p>Irati</text:p>
          </table:table-cell>
          <table:table-cell table:style-name="ce2" table:default-cell-style-name="ce2">
            <text:p>(42) 3423-1783</text:p>
          </table:table-cell>
          <table:table-cell table:style-name="ce2" table:default-cell-style-name="ce2">
            <text:p>(41) 3883-262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elo</text:p>
          </table:table-cell>
          <table:table-cell table:style-name="ce2" table:default-cell-style-name="ce2">
            <text:p>Rodrigo Sperandio Cruz</text:p>
          </table:table-cell>
        </table:table-row>
        <table:table-row>
          <table:table-cell table:style-name="ce1" table:default-cell-style-name="ce1">
            <text:p>488514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Ipirang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2) 3242-128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RANCISCO CARLOS MACIEL</text:p>
          </table:table-cell>
        </table:table-row>
        <table:table-row>
          <table:table-cell table:style-name="ce2" table:default-cell-style-name="ce2">
            <text:p>490289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Serranópolis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00-614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uricio de Oliveira Ferreira</text:p>
          </table:table-cell>
        </table:table-row>
        <table:table-row>
          <table:table-cell table:style-name="ce1" table:default-cell-style-name="ce1">
            <text:p>490287</text:p>
          </table:table-cell>
          <table:table-cell table:style-name="ce1" table:default-cell-style-name="ce1">
            <text:p>PA FOZ DO IGUAÇU</text:p>
          </table:table-cell>
          <table:table-cell table:style-name="ce1" table:default-cell-style-name="ce1">
            <text:p>Medianeir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00-61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uricio de Oliveira Ferreira</text:p>
          </table:table-cell>
        </table:table-row>
        <table:table-row>
          <table:table-cell table:style-name="ce2" table:default-cell-style-name="ce2">
            <text:p>489756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Foz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281-403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natas Eymard Rodrigues Nunes</text:p>
          </table:table-cell>
        </table:table-row>
        <table:table-row>
          <table:table-cell table:style-name="ce1" table:default-cell-style-name="ce1">
            <text:p>489676</text:p>
          </table:table-cell>
          <table:table-cell table:style-name="ce1" table:default-cell-style-name="ce1">
            <text:p>PA FOZ DO IGUAÇU</text:p>
          </table:table-cell>
          <table:table-cell table:style-name="ce1" table:default-cell-style-name="ce1">
            <text:p>Foz do Iguaçu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5) 3576-802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Gustavo Velasquez</text:p>
          </table:table-cell>
        </table:table-row>
        <table:table-row>
          <table:table-cell table:style-name="ce2" table:default-cell-style-name="ce2">
            <text:p>489609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Foz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521-215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Lucymeire Amaral de Souza</text:p>
          </table:table-cell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3-10-24T10:31:45</dc:date>
    <dc:creator>coffe </dc:creator>
    <meta:editing-duration>PT1M40S</meta:editing-duration>
    <meta:editing-cycles>10</meta:editing-cycles>
    <meta:generator>LibreOffice/3.5$Linux_X86_64 LibreOffice_project/350m1$Build-2</meta:generator>
    <meta:document-statistic meta:table-count="3" meta:cell-count="12" meta:object-count="0"/>
  </office:meta>
</office:document-meta>
</file>